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fo:line-height="100%" style:page-number="1"/>
    </style:style>
  </office:automatic-styles>
  <office:body>
    <office:text text:use-soft-page-breaks="true">
      <text:p text:style-name="P1">Acta<text:s/>{{<text:s/>user<text:s/>}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s" style:country-asian="CL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icolas</meta:initial-creator>
    <dc:creator>Nicolas</dc:creator>
    <meta:creation-date>2016-09-07T04:16:00Z</meta:creation-date>
    <dc:date>2016-09-07T04:19:00Z</dc:date>
    <meta:template xlink:href="Normal.dotm" xlink:type="simple"/>
    <meta:editing-cycles>5</meta:editing-cycles>
    <meta:editing-duration>PT60S</meta:editing-duration>
    <meta:document-statistic meta:page-count="1" meta:paragraph-count="1" meta:word-count="2" meta:character-count="15" meta:row-count="1" meta:non-whitespace-character-count="14"/>
  </office:meta>
</office:document-meta>
</file>